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D0000009236818D340C461CB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0.494cm" fo:min-width="6.492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71cm" svg:stroke-color="#88a3a5" draw:stroke-linejoin="round" draw:fill="solid" draw:fill-color="#bbe0e3" draw:textarea-vertical-align="middle" draw:auto-grow-height="false" draw:fit-to-size="false" fo:min-height="0.281cm" fo:min-width="0.027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_20_and_20_Content-backgroundobjects" style:list-style-name="L1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 style:list-style-name="L1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1.1000003814697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5.3999996185303pt" style:font-size-asian="14pt" style:font-size-complex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10" style:family="paragraph">
      <style:paragraph-properties fo:margin-left="0.953cm" fo:margin-right="0cm" fo:margin-top="0.169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3" style:family="paragraph">
      <loext:graphic-properties draw:fill="solid" draw:fill-color="#bbe0e3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3.199999809265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bold" style:font-name-asian="Arial" style:font-size-asian="24pt" style:font-style-asian="italic" style:font-weight-asian="bold" style:font-name-complex="Arial" style:font-size-complex="24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33339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ntainer FSW State Diagram" draw:style-name="dp1" draw:master-page-name="Title_20_and_20_Content" presentation:presentation-page-layout-name="AL1T11">
        <draw:frame draw:name="Shape 786" presentation:style-name="pr1" draw:text-style-name="P2" draw:layer="layout" svg:width="11.199cm" svg:height="0.747cm" svg:x="8.4cm" svg:y="19.833cm" presentation:class="footer" presentation:user-transformed="true">
          <draw:text-box>
            <text:p text:style-name="P1"><text:span text:style-name="T1">CanSat 2017 PDR: <text:s/>Team ### (Team Number and Name)</text:span></text:p>
          </draw:text-box>
        </draw:frame>
        <draw:frame draw:name="Shape 787" presentation:style-name="pr2" draw:text-style-name="P4" draw:layer="layout" svg:width="2.099cm" svg:height="0.747cm" svg:x="24.5cm" svg:y="19.785cm" presentation:class="page-number" presentation:user-transformed="true">
          <draw:text-box>
            <text:p text:style-name="P3"><text:span text:style-name="T1"><text:page-number>&lt;number&gt;</text:page-number></text:span></text:p>
          </draw:text-box>
        </draw:frame>
        <draw:frame draw:name="Shape 788" presentation:style-name="pr3" draw:text-style-name="P6" draw:layer="layout" svg:width="18.199cm" svg:height="2.565cm" svg:x="4.9cm" svg:y="0.233cm" presentation:class="title" presentation:user-transformed="true">
          <draw:text-box>
            <text:p text:style-name="P5"><text:span text:style-name="T2">Container FSW State Diagram</text:span></text:p>
          </draw:text-box>
        </draw:frame>
        <draw:frame draw:name="Shape 789" presentation:style-name="pr4" draw:text-style-name="P6" draw:layer="layout" svg:width="26.599cm" svg:height="15.865cm" svg:x="0.7cm" svg:y="3.266cm" presentation:class="outline" presentation:user-transformed="true">
          <draw:text-box>
            <text:list text:style-name="L3">
              <text:list-item>
                <text:p text:style-name="P7"><text:span text:style-name="T3">Software state diagrams for Container defining the </text:span><text:span text:style-name="T4">states</text:span><text:span text:style-name="T3"> and </text:span><text:span text:style-name="T4">transition conditions </text:span><text:span text:style-name="T3">of the flight software</text:span></text:p>
              </text:list-item>
              <text:list-item>
                <text:p text:style-name="P8"><text:span text:style-name="T3">Includ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ampling of sensors (including rates)</text:span></text:p>
                  </text:list-item>
                  <text:list-item>
                    <text:p text:style-name="P9"><text:span text:style-name="T5">Communications (command and telemetry)</text:span></text:p>
                  </text:list-item>
                  <text:list-item>
                    <text:p text:style-name="P9"><text:span text:style-name="T5">Data storage (if applicable)</text:span></text:p>
                  </text:list-item>
                  <text:list-item>
                    <text:p text:style-name="P9"><text:span text:style-name="T5">Mechanism activations</text:span></text:p>
                  </text:list-item>
                  <text:list-item>
                    <text:p text:style-name="P9"><text:span text:style-name="T5">Major decision points in the logic</text:span></text:p>
                  </text:list-item>
                  <text:list-item>
                    <text:p text:style-name="P9"><text:span text:style-name="T5">Power management</text:span></text:p>
                  </text:list-item>
                </text:list>
              </text:list-item>
              <text:list-item>
                <text:p text:style-name="P8"><text:span text:style-name="T3">FSW recovery to correct state after processor reset during flight</text:span></text:p>
                <text:list>
                  <text:list-item>
                    <text:p text:style-name="P9"><text:span text:style-name="T5">What data is used to recover?</text:span></text:p>
                  </text:list-item>
                </text:list>
              </text:list-item>
            </text:list>
            <text:p text:style-name="P10"><text:span text:style-name="T3"/></text:p>
          </draw:text-box>
        </draw:frame>
        <draw:custom-shape draw:name="Shape 790" draw:style-name="gr1" draw:text-style-name="P12" draw:layer="layout" svg:width="6.999cm" svg:height="0.747cm" svg:x="0.699cm" svg:y="19.833cm">
          <text:p text:style-name="P11"><text:span text:style-name="T1">Presenter: <text:s/>Name goes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1" draw:style-name="gr2" draw:text-style-name="P13" draw:layer="layout" svg:width="1.399cm" svg:height="1.399cm" svg:x="26.366cm" svg:y="0.466cm">
          <text:p/>
          <draw:enhanced-geometry draw:mirror-horizontal="false" draw:mirror-vertical="false" draw:text-areas="?f24 ?f28 ?f27 ?f30" svg:viewBox="0 0 0 0" draw:type="ooxml-star5" draw:modifiers="19098 105146 110557" draw:enhanced-path="M ?f12 ?f16 L ?f25 ?f28 ?f11 0 ?f26 ?f28 ?f15 ?f16 ?f27 ?f29 ?f14 ?f17 ?f11 ?f30 ?f13 ?f17 ?f24 ?f29 Z N">
            <draw:equation draw:name="f0" draw:formula="if(0-$0 ,0,if(50000-$0 ,$0 ,50000))"/>
            <draw:equation draw:name="f1" draw:formula="logwidth/2"/>
            <draw:equation draw:name="f2" draw:formula="?f1 *$1 /100000"/>
            <draw:equation draw:name="f3" draw:formula="logheight/2"/>
            <draw:equation draw:name="f4" draw:formula="?f3 *$2 /100000"/>
            <draw:equation draw:name="f5" draw:formula="logheight/2"/>
            <draw:equation draw:name="f6" draw:formula="?f5 *$2 /100000"/>
            <draw:equation draw:name="f7" draw:formula="?f2 *cos(pi*(1080000)/10800000)"/>
            <draw:equation draw:name="f8" draw:formula="?f2 *cos(pi*(18360000)/10800000)"/>
            <draw:equation draw:name="f9" draw:formula="?f4 *sin(pi*(1080000)/10800000)"/>
            <draw:equation draw:name="f10" draw:formula="?f4 *sin(pi*(18360000)/10800000)"/>
            <draw:equation draw:name="f11" draw:formula="logwidth/2"/>
            <draw:equation draw:name="f12" draw:formula="?f11 +0-?f7 "/>
            <draw:equation draw:name="f13" draw:formula="?f11 +0-?f8 "/>
            <draw:equation draw:name="f14" draw:formula="?f11 +?f8 -0"/>
            <draw:equation draw:name="f15" draw:formula="?f11 +?f7 -0"/>
            <draw:equation draw:name="f16" draw:formula="?f6 +0-?f9 "/>
            <draw:equation draw:name="f17" draw:formula="?f6 +0-?f10 "/>
            <draw:equation draw:name="f18" draw:formula="?f2 *?f0 /50000"/>
            <draw:equation draw:name="f19" draw:formula="?f4 *?f0 /50000"/>
            <draw:equation draw:name="f20" draw:formula="?f18 *cos(pi*(20520000)/10800000)"/>
            <draw:equation draw:name="f21" draw:formula="?f18 *cos(pi*(3240000)/10800000)"/>
            <draw:equation draw:name="f22" draw:formula="?f19 *sin(pi*(3240000)/10800000)"/>
            <draw:equation draw:name="f23" draw:formula="?f19 *sin(pi*(20520000)/10800000)"/>
            <draw:equation draw:name="f24" draw:formula="?f11 +0-?f20 "/>
            <draw:equation draw:name="f25" draw:formula="?f11 +0-?f21 "/>
            <draw:equation draw:name="f26" draw:formula="?f11 +?f21 -0"/>
            <draw:equation draw:name="f27" draw:formula="?f11 +?f20 -0"/>
            <draw:equation draw:name="f28" draw:formula="?f6 +0-?f22 "/>
            <draw:equation draw:name="f29" draw:formula="?f6 +0-?f23 "/>
            <draw:equation draw:name="f30" draw:formula="?f6 +?f19 -0"/>
            <draw:equation draw:name="f31" draw:formula="?f6 +0-?f19 "/>
            <draw:handle draw:handle-position="?f11 ?f31" draw:handle-range-y-maximum="50000" draw:handle-range-y-minimum="0"/>
          </draw:enhanced-geometry>
        </draw:custom-shape>
        <presentation:notes draw:style-name="dp2">
          <draw:frame draw:name="Shape 783" presentation:style-name="pr5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84" draw:style-name="gr3" draw:layer="layout" svg:width="14.392cm" svg:height="10.476cm" svg:x="3.598cm" svg:y="2.095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106cm" svg:stroke-color="#333399" draw:stroke-linejoin="round" draw:fill="none" draw:textarea-vertical-align="top" draw:auto-grow-height="false" fo:min-height="0cm" fo:min-width="26.099cm" fo:padding-top="0.125cm" fo:padding-bottom="0.125cm" fo:padding-left="0.25cm" fo:padding-right="0.25cm" fo:wrap-option="wrap"/>
    </style:style>
    <style:style style:name="Mgr4" style:family="graphic" style:parent-style-name="standard" style:list-style-name="ML3">
      <style:graphic-properties draw:stroke="solid" svg:stroke-width="0.026cm" svg:stroke-color="#000000" draw:stroke-linejoin="miter" draw:fill="none" draw:textarea-vertical-align="top" draw:auto-grow-height="false" draw:fit-to-size="false" fo:min-height="2.264cm" fo:min-width="3.926cm" fo:padding-top="0.127cm" fo:padding-bottom="0.127cm" fo:padding-left="0.254cm" fo:padding-right="0.254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71cm" svg:stroke-color="#ffffff" draw:stroke-linejoin="round" draw:fill="solid" draw:fill-color="#ffffff" draw:textarea-vertical-align="middle" draw:auto-grow-height="false" draw:fit-to-size="false" fo:min-height="0.679cm" fo:min-width="1.125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071cm" svg:stroke-color="#ffffff" draw:stroke-linejoin="round" draw:fill="solid" draw:fill-color="#ffffff" draw:textarea-vertical-align="middle" draw:auto-grow-height="false" draw:fit-to-size="false" fo:min-height="0.912cm" fo:min-width="1.125cm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Shape 15" draw:style-name="Mgr3" draw:text-style-name="MP7" draw:layer="backgroundobjects" svg:width="26.599cm" svg:height="0.001cm" svg:x="0.7cm" svg:y="19.6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6" draw:style-name="Mgr3" draw:text-style-name="MP7" draw:layer="backgroundobjects" svg:width="26.599cm" svg:height="0.001cm" svg:x="0.7cm" svg:y="3.034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7" draw:style-name="Mgr4" draw:text-style-name="MP9" draw:layer="backgroundobjects" svg:width="4.433cm" svg:height="2.517cm" svg:x="0.233cm" svg:y="0.233cm">
        <text:p text:style-name="MP8"><text:span text:style-name="MT1">Team Logo</text:span></text:p>
        <text:p text:style-name="MP8"><text:span text:style-name="MT1">Here</text:span></text:p>
        <text:p text:style-name="MP8"><text:span text:style-name="MT1">(If You Want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8" draw:style-name="Mgr5" draw:text-style-name="MP7" draw:layer="backgroundobjects" svg:width="5.964cm" svg:height="2.891cm" svg:x="21.335cm" svg:y="0.028cm">
        <draw:image xlink:href="Pictures/100000000000012D0000009236818D340C461CBC.jpg" xlink:type="simple" xlink:show="embed" xlink:actuate="onLoad">
          <text:p/>
        </draw:image>
      </draw:frame>
      <draw:custom-shape draw:name="Shape 19" draw:style-name="Mgr6" draw:text-style-name="MP10" draw:layer="backgroundobjects" svg:width="1.632cm" svg:height="0.932cm" svg:x="24.966cm" svg:y="0.93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1" presentation:style-name="Mpr4" draw:text-style-name="MP11" draw:layer="backgroundobjects" svg:width="18.199cm" svg:height="2.565cm" svg:x="4.9cm" svg:y="0.233cm" presentation:class="title" presentation:user-transformed="true">
        <draw:text-box>
          <text:p/>
        </draw:text-box>
      </draw:frame>
      <draw:frame draw:name="Shape 32" presentation:style-name="Title_20_and_20_Content-outline1" draw:layer="backgroundobjects" svg:width="26.599cm" svg:height="15.865cm" svg:x="0.7cm" svg:y="3.266cm" presentation:class="outline" presentation:placeholder="true" presentation:user-transformed="true">
        <draw:text-box/>
      </draw:frame>
      <draw:frame draw:name="Shape 33" presentation:style-name="Mpr5" draw:text-style-name="MP12" draw:layer="backgroundobjects" svg:width="7.233cm" svg:height="0.747cm" svg:x="0.7cm" svg:y="19.833cm" presentation:class="date-time" presentation:user-transformed="true">
        <draw:text-box>
          <text:p/>
        </draw:text-box>
      </draw:frame>
      <draw:frame draw:name="Shape 34" presentation:style-name="Mpr5" draw:text-style-name="MP12" draw:layer="backgroundobjects" svg:width="11.199cm" svg:height="0.747cm" svg:x="8.4cm" svg:y="19.833cm" presentation:class="footer" presentation:user-transformed="true">
        <draw:text-box>
          <text:p/>
        </draw:text-box>
      </draw:frame>
      <draw:frame draw:name="Shape 35" presentation:style-name="Mpr6" draw:text-style-name="MP14" draw:layer="backgroundobjects" svg:width="2.099cm" svg:height="0.747cm" svg:x="24.5cm" svg:y="19.785cm" presentation:class="page-number" presentation:user-transformed="true">
        <draw:text-box>
          <text:p text:style-name="MP13"><text:span text:style-name="MT2"><text:page-number>&lt;number&gt;</text:page-number></text:span></text:p>
        </draw:text-box>
      </draw:frame>
      <draw:custom-shape draw:name="Shape 36" draw:style-name="Mgr7" draw:text-style-name="MP10" draw:layer="backgroundobjects" svg:width="1.632cm" svg:height="1.165cm" svg:x="24.966cm" svg:y="0.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4.392cm" svg:height="10.476cm" svg:x="3.598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8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8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8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8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22:39:58.029000000</meta:creation-date>
    <dc:date>2016-12-28T22:41:01.471000000</dc:date>
    <meta:editing-duration>PT1M3S</meta:editing-duration>
    <meta:editing-cycles>1</meta:editing-cycles>
    <meta:document-statistic meta:object-count="46"/>
    <meta:generator>LibreOffice/5.0.2.2$Windows_x86 LibreOffice_project/37b43f919e4de5eeaca9b9755ed688758a8251fe</meta:generator>
  </office:meta>
</office:document-meta>
</file>